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tandard">
      <style:paragraph-properties fo:margin-left="0.5in" fo:margin-right="0in" fo:margin-top="0in" fo:margin-bottom="0in" loext:contextual-spacing="false" fo:text-indent="0in" style:auto-text-indent="false"/>
    </style:style>
    <style:style style:name="P4" style:family="paragraph" style:parent-style-name="Standard">
      <style:paragraph-properties fo:margin-left="0.5in" fo:margin-right="0in" fo:margin-top="0in" fo:margin-bottom="0in" loext:contextual-spacing="true" fo:text-indent="-0.25in" style:auto-text-indent="false"/>
    </style:style>
    <style:style style:name="P5" style:family="paragraph" style:parent-style-name="Heading_20_2">
      <style:text-properties officeooo:rsid="00085015" officeooo:paragraph-rsid="00085015"/>
    </style:style>
    <style:style style:name="P6" style:family="paragraph" style:parent-style-name="Standard" style:master-page-name="Standard">
      <style:paragraph-properties fo:margin-top="0in" fo:margin-bottom="0in" loext:contextual-spacing="false" style:page-number="1"/>
    </style:style>
    <style:style style:name="P7" style:family="paragraph" style:parent-style-name="Standard">
      <style:text-properties officeooo:rsid="00085015" officeooo:paragraph-rsid="00085015"/>
    </style:style>
    <style:style style:name="P8" style:family="paragraph" style:parent-style-name="Standard">
      <style:text-properties officeooo:rsid="00085015" officeooo:paragraph-rsid="000ad806"/>
    </style:style>
    <style:style style:name="P9" style:family="paragraph" style:parent-style-name="Standard">
      <style:text-properties officeooo:rsid="000ad76f" officeooo:paragraph-rsid="000ad76f"/>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7">
      <style:paragraph-properties fo:margin-left="0.5in" fo:margin-right="0in" fo:margin-top="0in" fo:margin-bottom="0in" loext:contextual-spacing="true" fo:text-indent="-0.25in" style:auto-text-indent="false"/>
    </style:style>
    <style:style style:name="P12" style:family="paragraph" style:parent-style-name="Standard" style:list-style-name="WWNum4">
      <style:paragraph-properties fo:margin-left="0.5in" fo:margin-right="0in" fo:margin-top="0in" fo:margin-bottom="0in" loext:contextual-spacing="true" fo:text-indent="-0.25in" style:auto-text-indent="false"/>
    </style:style>
    <style:style style:name="P13" style:family="paragraph" style:parent-style-name="Standard" style:list-style-name="WWNum6">
      <style:paragraph-properties fo:margin-left="0.5in" fo:margin-right="0in" fo:margin-top="0in" fo:margin-bottom="0in" loext:contextual-spacing="true" fo:text-indent="-0.25in" style:auto-text-indent="false"/>
    </style:style>
    <style:style style:name="P14" style:family="paragraph" style:parent-style-name="Standard" style:list-style-name="WWNum5">
      <style:paragraph-properties fo:margin-left="0.5in" fo:margin-right="0in" fo:margin-top="0in" fo:margin-bottom="0in" loext:contextual-spacing="true" fo:text-indent="-0.25in" style:auto-text-indent="false"/>
    </style:style>
    <style:style style:name="P15" style:family="paragraph" style:parent-style-name="Standard" style:list-style-name="WWNum3">
      <style:paragraph-properties fo:margin-left="0.5in" fo:margin-right="0in" fo:margin-top="0in" fo:margin-bottom="0in" loext:contextual-spacing="true" fo:text-indent="-0.25in" style:auto-text-indent="false"/>
    </style:style>
    <style:style style:name="P16"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officeooo:rsid="000ad76f"/>
    </style:style>
    <style:style style:name="T2" style:family="text">
      <style:text-properties officeooo:rsid="000ad8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y is interpreted. The parser works in 2 passes, first it makes an index of all of the symbols that are defined down to the method. And then it begins executing statements, starting with the Main class in its create method.</text:p>
      <text:p text:style-name="P1"/>
      <text:p text:style-name="P1">On the first pass, an index of symbols is created that reference them in terms of their index into the file that they are in. The files are indexed and held open in memory until the program exits. A good thing might be to hold the index in a database so that it does not have to be scanned from source every time a program is run. When a method is run, then it is read from the file and cached. A method is only loaded when a reference to it is encountered.</text:p>
      <text:p text:style-name="P1"/>
      <text:p text:style-name="P1">A class is a collection of variables and methods that operate on those variables. Inheritance is supported more or less the same as Python. Parent classes to not know about child classes, and methods defined in a child class that have the same name as in the parent class replace it. A method in a child class can reference a overridden method using the name of the parent class. Names of variables cannot be overridden. Items within a class have have static, public, private, and protected attributes. Methods with the static attribute cannot be overridden by a child and variables with static attribute are not duplicated for each object. </text:p>
      <text:p text:style-name="P1"/>
      <text:p text:style-name="P3">class ClassName(ParentClassList, ParentClass) { vars and/or methods }</text:p>
      <text:p text:style-name="P2"/>
      <text:p text:style-name="P2">Variable definitions within a class are defined with type name; syntax. Initializing a variable, not in a method is illegal. </text:p>
      <text:p text:style-name="P1"/>
      <text:p text:style-name="P1">A method is a collection of statements that manipulate the state of a class. A statement can define a variable, call a function, or control the flow of the program. Variables are defined one at a time and lists with commas are illegal. Variables may be defined with an optional boolean assignment. Boolean expressions are exactly like arithmetic, but also support boolean operations. (do I even need arithmetic expressions?) Calling a function is done in the normal way using objects and parameters. There is a notion of input and output parameters for functions. Input parameters create instances of the names in the function’s symbol table. Output parameters must be defined before the function is called. All parameters must be referenced in a function. Input parameters that are not used can be cast to “nothing”. All output parameters must have some kind of an assignment. When a output parameter is returned, the value that was created in the method is duplicated so that everything in the method can be freed when it returns.</text:p>
      <text:p text:style-name="P1"/>
      <text:p text:style-name="P1">Importing other classes works by specifying a file and the class name. The import can be renamed in the local symbol table using the “as” keyword, such as import dir.fname.class; There is a notion of an import path that can be updated on the command line. The “dir” refers to a directory and there could be several. The fname refers to the file name where the class to be imported is defined. Finally class is the name of the class to be imported. When the class is imported, it is not read from the file, it is only added to the symbol table as an external reference. It is only actually read if it is found in an inheritance list of another class.</text:p>
      <text:p text:style-name="P1"/>
      <text:p text:style-name="P1"><text:soft-page-break/>---------------------------------------------------------</text:p>
      <text:p text:style-name="P1">The Toy language is exactly that. It’s a toy that I like to play with.</text:p>
      <text:p text:style-name="P1"/>
      <text:p text:style-name="P1">Step 1 </text:p>
      <text:list xml:id="list2389906972" text:style-name="WWNum2">
        <text:list-item>
          <text:p text:style-name="P10">Define exactly one function.</text:p>
        </text:list-item>
        <text:list-item>
          <text:p text:style-name="P10">Minimal statements</text:p>
        </text:list-item>
      </text:list>
      <text:p text:style-name="P1"/>
      <text:p text:style-name="P1">Examples</text:p>
      <text:p text:style-name="P1"/>
      <text:p text:style-name="P1">include filename;</text:p>
      <text:p text:style-name="P1">var out_parm;</text:p>
      <text:p text:style-name="P1"># comment: in and out parms can be the same</text:p>
      <text:p text:style-name="P1">def name(in_parm1, in_parm2)(out_parm) {</text:p>
      <text:p text:style-name="P1"><text:tab/>statements;</text:p>
      <text:p text:style-name="P1"><text:tab/>...</text:p>
      <text:p text:style-name="P1">}</text:p>
      <text:p text:style-name="P1"/>
      <text:p text:style-name="P1">Statements:</text:p>
      <text:p text:style-name="P1">var name;</text:p>
      <text:p text:style-name="P1">name = expr;</text:p>
      <text:p text:style-name="P1">if(expr){}/elseif(expr){}/else{}</text:p>
      <text:p text:style-name="P1">while(expr){}</text:p>
      <text:p text:style-name="P1">for(assignment; expr; expr){}</text:p>
      <text:p text:style-name="P1"/>
      <text:p text:style-name="P1">Step 2:</text:p>
      <text:list xml:id="list1036954834" text:style-name="WWNum7">
        <text:list-item>
          <text:p text:style-name="P11">Support functions to call other functions.</text:p>
        </text:list-item>
        <text:list-item>
          <text:p text:style-name="P11">Get include working.</text:p>
        </text:list-item>
      </text:list>
      <text:p text:style-name="P1">Step 3:</text:p>
      <text:list xml:id="list4153566997" text:style-name="WWNum4">
        <text:list-item>
          <text:p text:style-name="P12">Get structs of vars working and the ‘.’ operator.</text:p>
        </text:list-item>
      </text:list>
      <text:p text:style-name="P1">Step 4:</text:p>
      <text:list xml:id="list965032552" text:style-name="WWNum6">
        <text:list-item>
          <text:p text:style-name="P13">Support methods to be connected to a struct. Make sure that different structs with the same method name are distinct. </text:p>
        </text:list-item>
      </text:list>
      <text:p text:style-name="P1">Step 5:</text:p>
      <text:list xml:id="list657323076" text:style-name="WWNum5">
        <text:list-item>
          <text:p text:style-name="P14">Support structs to be added together via inheritance.</text:p>
        </text:list-item>
        <text:list-item>
          <text:p text:style-name="P14">Support a way to call the parent version of a func from a child.</text:p>
        </text:list-item>
      </text:list>
      <text:p text:style-name="P1">Step 6:</text:p>
      <text:list xml:id="list1574316345" text:style-name="WWNum3">
        <text:list-item>
          <text:p text:style-name="P15">Garbage collection.</text:p>
        </text:list-item>
        <text:list-item>
          <text:p text:style-name="P15">Pointers to support manipulating registers.</text:p>
        </text:list-item>
        <text:list-item>
          <text:p text:style-name="P15">Support the use of libraries written in another language. (maybe sooner)</text:p>
        </text:list-item>
      </text:list>
      <text:p text:style-name="P1"/>
      <text:p text:style-name="P1">Do not support:</text:p>
      <text:list xml:id="list1881999290" text:style-name="WWNum1">
        <text:list-item>
          <text:p text:style-name="P16">Struct content being changed by assignment or overrides. A method being defined as def name(){} is the same as a virtual def (sort of). If there is no name definition in the parent, then it is illegal to define the name elsewhere. </text:p>
        </text:list-item>
        <text:list-item>
          <text:p text:style-name="P16"><text:soft-page-break/>Do not require that the full definitions of every method be inside the class definition. Support syntax that re-defines a method that has been named in the class definition, including syntax to call the previous definition.</text:p>
        </text:list-item>
      </text:list>
      <text:p text:style-name="P4"/>
      <text:p text:style-name="P5">Symbol Tables</text:p>
      <text:p text:style-name="P7">The purpose of the first pass is to create the symbol table so that the execution can take place. The symbol table contains all of the information about a symbol that is required by the interpreter to execute its function. As new symbols are referenced, they are looked up in the table to verify that they exist and also their compatibility. In the case of a complex symbol, its connections are verified when it is created, so that is a reference as well. <text:span text:style-name="T2">It is very important to understand the difference between a symbol definition and a symbol reference. Pass 1 of the parser only deals with symbol definitions. Pass 2 of the parser deals with symbol references.</text:span></text:p>
      <text:p text:style-name="P7"/>
      <text:p text:style-name="P8">There is a notion of a symbol table context. <text:span text:style-name="T1">In general, when a {} is encountered, a symbol table context is created. </text:span>This is the branch where the table exists in the hirarchy of symbols. Each context is a complete symbol table. Each symbol table context has exactly one parent table and it’s linked to the parent context. When a symbol is getting looked up, first the local context is searched. If it cannot be found, then the parent context is searched and so on. The root context is the first one that is scanned by the pass 1 parser.</text:p>
      <text:p text:style-name="P7"/>
      <text:p text:style-name="P9">Physically, a symbol table is a hash table of data structures. Each of these data structures, becides the type and other information, has a pointer to a symbol table. For example, when a class definition is encountered, a symbol table is created to hold the symbols defined for it and it’s connected to the symbol that defined in the parent table. </text:p>
      <text:p text:style-name="P9"/>
      <text:p text:style-name="P9">Control statemtns (such as if and while) have their own anonymous symbol table. Anonymous symbol tables are handled differently. When the pass 1 parser finds a body of statements, it tokenizes them and stores them in a buffer that is connected to the method in which they are defined. Their address in this token buffer is the symbol that the table is connected to. <text:s/>Symbols defined within an anonymous symbol table are only valid withing the scope that the table represents. There is nothing that says that a symbol scope cannot be defined anywhere that a context is per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1T23:26:12.922194615</dc:date>
    <meta:editing-duration>PT5M28S</meta:editing-duration>
    <meta:editing-cycles>2</meta:editing-cycles>
    <meta:generator>LibreOffice/5.3.1.2$Linux_X86_64 LibreOffice_project/30m0$Build-2</meta:generator>
    <meta:document-statistic meta:table-count="0" meta:image-count="0" meta:object-count="0" meta:page-count="3" meta:paragraph-count="48" meta:word-count="1185" meta:character-count="6759" meta:non-whitespace-character-count="5626"/>
  </office:meta>
</office:document-meta>
</file>